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2682DB404636AED2.png" manifest:media-type="image/png"/>
  <manifest:file-entry manifest:full-path="Pictures/10000000000002D0000005006F470951E1CE090B.png" manifest:media-type="image/png"/>
  <manifest:file-entry manifest:full-path="Pictures/10000000000002D0000005007FBE29C57A514637.png" manifest:media-type="image/png"/>
  <manifest:file-entry manifest:full-path="Pictures/10000201000000C8000000C87A8B8A770081CACB.png" manifest:media-type="image/png"/>
  <manifest:file-entry manifest:full-path="Pictures/10000000000002D000000500D52EA63A3A7647E1.png" manifest:media-type="image/png"/>
  <manifest:file-entry manifest:full-path="Pictures/10000000000002D0000005002BA63D65ADCBE2A9.png" manifest:media-type="image/png"/>
  <manifest:file-entry manifest:full-path="Pictures/10000000000002D000000500824C66EAD00A806C.png" manifest:media-type="image/png"/>
  <manifest:file-entry manifest:full-path="Pictures/10000000000002D000000500BBE522A6E6BB3B77.png" manifest:media-type="image/png"/>
  <manifest:file-entry manifest:full-path="Pictures/10000000000002D00000050084F6F41C3E7E1589.png" manifest:media-type="image/png"/>
  <manifest:file-entry manifest:full-path="Pictures/10000000000002D0000005008B0AE5A2D70B0B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242cm, 14.63cm, 1.621cm, 13.25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le_20_Only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1.245cm" fo:margin-right="0cm" fo:margin-top="0cm" fo:margin-bottom="0cm" fo:line-height="100%" fo:text-align="center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9900ff" style:text-line-through-style="none" style:text-line-through-type="none" style:text-position="0% 100%" style:font-name="Arial1" fo:font-size="26pt" fo:letter-spacing="normal" fo:font-style="normal" style:text-underline-style="none" fo:font-weight="bold" style:font-name-asian="DejaVu Sans1" style:font-size-asian="26pt" style:font-style-asian="normal" style:font-weight-asian="bold" style:font-name-complex="DejaVu Sans1" style:font-size-complex="26pt" style:font-style-complex="normal" style:font-weight-complex="bold"/>
    </style:style>
    <style:style style:name="T2" style:family="text">
      <style:text-properties fo:font-variant="normal" fo:text-transform="none" fo:color="#666633" style:text-line-through-style="none" style:text-line-through-type="none" style:text-position="0% 100%" style:font-name="Arial1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99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6666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CustomShape 1" draw:style-name="gr1" draw:text-style-name="P2" draw:layer="layout" svg:width="25.196cm" svg:height="3.503cm" svg:x="0.7cm" svg:y="2.137cm">
          <text:p text:style-name="P1"><text:span text:style-name="T1"><text:s text:c="8"/></text:span><text:span text:style-name="T1">Symbus Passenger 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597cm" svg:height="6.398cm" svg:x="1.9cm" svg:y="5cm">
          <draw:image xlink:href="Pictures/10000000000002D00000050084F6F41C3E7E1589.png" xlink:type="simple" xlink:show="embed" xlink:actuate="onLoad">
            <text:p/>
          </draw:image>
        </draw:frame>
        <draw:frame draw:style-name="gr2" draw:text-style-name="P3" draw:layer="layout" svg:width="3.597cm" svg:height="6.397cm" svg:x="5.725cm" svg:y="5cm">
          <draw:image xlink:href="Pictures/10000000000002D000000500D52EA63A3A7647E1.png" xlink:type="simple" xlink:show="embed" xlink:actuate="onLoad">
            <text:p/>
          </draw:image>
        </draw:frame>
        <draw:frame draw:style-name="gr2" draw:text-style-name="P3" draw:layer="layout" svg:width="3.629cm" svg:height="6.455cm" svg:x="10.172cm" svg:y="4.942cm">
          <draw:image xlink:href="Pictures/10000000000002D000000500BBE522A6E6BB3B77.png" xlink:type="simple" xlink:show="embed" xlink:actuate="onLoad">
            <text:p/>
          </draw:image>
        </draw:frame>
        <draw:frame draw:style-name="gr2" draw:text-style-name="P3" draw:layer="layout" svg:width="3.606cm" svg:height="6.414cm" svg:x="22.572cm" svg:y="4.883cm">
          <draw:image xlink:href="Pictures/10000000000002D0000005008B0AE5A2D70B0B00.png" xlink:type="simple" xlink:show="embed" xlink:actuate="onLoad">
            <text:p/>
          </draw:image>
        </draw:frame>
        <draw:frame draw:style-name="gr2" draw:text-style-name="P3" draw:layer="layout" svg:width="3.597cm" svg:height="6.397cm" svg:x="18.7cm" svg:y="4.9cm">
          <draw:image xlink:href="Pictures/10000000000002D000000500824C66EAD00A806C.png" xlink:type="simple" xlink:show="embed" xlink:actuate="onLoad">
            <text:p/>
          </draw:image>
        </draw:frame>
        <draw:frame draw:style-name="gr2" draw:text-style-name="P3" draw:layer="layout" svg:width="3.659cm" svg:height="3.659cm" svg:x="8.138cm" svg:y="14.138cm">
          <draw:image xlink:href="Pictures/10000201000000C8000000C87A8B8A770081CACB.png" xlink:type="simple" xlink:show="embed" xlink:actuate="onLoad">
            <text:p/>
          </draw:image>
        </draw:frame>
        <draw:frame draw:style-name="gr2" draw:text-style-name="P3" draw:layer="layout" svg:width="3.596cm" svg:height="6.397cm" svg:x="12.301cm" svg:y="13.2cm">
          <draw:image xlink:href="Pictures/10000000000002D0000005002BA63D65ADCBE2A9.png" xlink:type="simple" xlink:show="embed" xlink:actuate="onLoad">
            <text:p/>
          </draw:image>
        </draw:frame>
        <draw:frame draw:style-name="gr2" draw:text-style-name="P3" draw:layer="layout" svg:width="3.596cm" svg:height="6.397cm" svg:x="16.601cm" svg:y="13.2cm">
          <draw:image xlink:href="Pictures/10000000000002D0000005007FBE29C57A514637.png" xlink:type="simple" xlink:show="embed" xlink:actuate="onLoad">
            <text:p/>
          </draw:image>
        </draw:frame>
        <draw:frame draw:style-name="gr2" draw:text-style-name="P3" draw:layer="layout" svg:width="3.596cm" svg:height="6.397cm" svg:x="20.7cm" svg:y="13.2cm">
          <draw:image xlink:href="Pictures/10000000000002D0000005006F470951E1CE090B.png" xlink:type="simple" xlink:show="embed" xlink:actuate="onLoad">
            <text:p/>
          </draw:image>
        </draw:frame>
        <draw:custom-shape draw:name="CustomShape 2" draw:style-name="gr1" draw:text-style-name="P2" draw:layer="layout" svg:width="5.597cm" svg:height="3.503cm" svg:x="1.7cm" svg:y="14.2cm">
          <text:p text:style-name="P1"><text:span text:style-name="T1">Symbus Driver 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" draw:text-style-name="P2" draw:layer="layout" svg:width="25.196cm" svg:height="3.503cm" svg:x="1.2cm" svg:y="0.794cm">
          <text:p text:style-name="P4"><text:span text:style-name="T2">IMPLEMEN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3.769cm" svg:height="6.597cm" svg:x="14.202cm" svg:y="4.903cm">
          <draw:image xlink:href="Pictures/1000000000000556000003002682DB404636AED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Mpr1" draw:text-style-name="MP5" draw:layer="backgroundobjects" svg:width="25.196cm" svg:height="3.503cm" svg:x="1.4cm" svg:y="0.837cm" presentation:class="title" presentation:user-transformed="true">
        <draw:text-box>
          <text:p/>
        </draw:text-box>
      </draw:frame>
      <presentation:notes style:page-layout-name="PM0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21:40:59</meta:creation-date>
    <dc:language>en-IN</dc:language>
    <dc:date>2018-04-26T23:36:44.145336317</dc:date>
    <meta:editing-cycles>6</meta:editing-cycles>
    <meta:editing-duration>PT22M22S</meta:editing-duration>
    <meta:generator>LibreOffice/5.1.6.2$Linux_X86_64 LibreOffice_project/10m0$Build-2</meta:generator>
    <meta:document-statistic meta:object-count="32"/>
  </office:meta>
</office:document-meta>
</file>